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c02f7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fc1c2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217135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c02f7" officeooo:paragraph-rsid="001c02f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04b1a" officeooo:paragraph-rsid="00204b1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4b1a" officeooo:paragraph-rsid="0021115f"/>
    </style:style>
    <style:style style:name="P7" style:family="paragraph" style:parent-style-name="Standard">
      <style:paragraph-properties fo:text-align="start" style:justify-single-word="false"/>
      <style:text-properties officeooo:rsid="00204b1a" officeooo:paragraph-rsid="0021115f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17135" officeooo:paragraph-rsid="00217135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17135" officeooo:paragraph-rsid="00229b79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17135" officeooo:paragraph-rsid="0024162e"/>
    </style:style>
    <style:style style:name="P11" style:family="paragraph" style:parent-style-name="Standard">
      <style:paragraph-properties fo:text-align="start" style:justify-single-word="false"/>
      <style:text-properties officeooo:rsid="00217135" officeooo:paragraph-rsid="00217135"/>
    </style:style>
    <style:style style:name="P12" style:family="paragraph" style:parent-style-name="Standard">
      <style:paragraph-properties fo:text-align="start" style:justify-single-word="false"/>
      <style:text-properties officeooo:rsid="00217135" officeooo:paragraph-rsid="00229b79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17135" officeooo:paragraph-rsid="0024162e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17135" officeooo:paragraph-rsid="00229b79"/>
    </style:style>
    <style:style style:name="P15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  <style:text-properties officeooo:paragraph-rsid="001dc9db"/>
    </style:style>
    <style:style style:name="P16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  <style:text-properties officeooo:paragraph-rsid="0020c250"/>
    </style:style>
    <style:style style:name="P17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  <style:text-properties officeooo:rsid="001fc1c2" officeooo:paragraph-rsid="001fc1c2"/>
    </style:style>
    <style:style style:name="P18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  <style:text-properties officeooo:rsid="00204b1a" officeooo:paragraph-rsid="00204b1a"/>
    </style:style>
    <style:style style:name="P19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  <style:text-properties officeooo:rsid="0020c250" officeooo:paragraph-rsid="0020c250"/>
    </style:style>
    <style:style style:name="P20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  <style:text-properties officeooo:rsid="0020c250" officeooo:paragraph-rsid="0021115f"/>
    </style:style>
    <style:style style:name="P21" style:family="paragraph" style:parent-style-name="Standard" style:list-style-name="L1">
      <style:paragraph-properties fo:margin-left="0.979cm" fo:margin-right="0cm" fo:text-align="start" style:justify-single-word="false" fo:text-indent="0cm" style:auto-text-indent="false"/>
      <style:text-properties officeooo:rsid="001fc1c2" officeooo:paragraph-rsid="001fc1c2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4b1a" officeooo:paragraph-rsid="00204b1a"/>
    </style:style>
    <style:style style:name="P23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officeooo:rsid="00204b1a" officeooo:paragraph-rsid="0021115f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fc1c2" officeooo:paragraph-rsid="00204b1a"/>
    </style:style>
    <style:style style:name="P25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officeooo:rsid="0020c250" officeooo:paragraph-rsid="0021115f"/>
    </style:style>
    <style:style style:name="P26" style:family="paragraph" style:parent-style-name="Standard">
      <style:paragraph-properties fo:margin-left="1.005cm" fo:margin-right="0cm" fo:text-align="start" style:justify-single-word="false" fo:text-indent="0cm" style:auto-text-indent="false"/>
      <style:text-properties officeooo:rsid="00204b1a" officeooo:paragraph-rsid="00204b1a"/>
    </style:style>
    <style:style style:name="P27" style:family="paragraph" style:list-style-name="L1">
      <style:paragraph-properties fo:text-align="justify" style:justify-single-word="false"/>
    </style:style>
    <style:style style:name="T1" style:family="text">
      <style:text-properties officeooo:rsid="001c02f7"/>
    </style:style>
    <style:style style:name="T2" style:family="text">
      <style:text-properties officeooo:rsid="001c32bc"/>
    </style:style>
    <style:style style:name="T3" style:family="text">
      <style:text-properties officeooo:rsid="001cf402"/>
    </style:style>
    <style:style style:name="T4" style:family="text">
      <style:text-properties officeooo:rsid="001dc9db"/>
    </style:style>
    <style:style style:name="T5" style:family="text">
      <style:text-properties officeooo:rsid="001fc1c2"/>
    </style:style>
    <style:style style:name="T6" style:family="text">
      <style:text-properties officeooo:rsid="0020c250"/>
    </style:style>
    <style:style style:name="T7" style:family="text">
      <style:text-properties officeooo:rsid="0021115f"/>
    </style:style>
    <style:style style:name="T8" style:family="text">
      <style:text-properties officeooo:rsid="00217135"/>
    </style:style>
    <style:style style:name="T9" style:family="text">
      <style:text-properties officeooo:rsid="00229b79"/>
    </style:style>
    <style:style style:name="T10" style:family="text">
      <style:text-properties officeooo:rsid="0024162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81cm" fo:margin-left="0.97cm"/>
        </style:list-level-properties>
        <style:text-properties style:font-name="StarSymbol"/>
      </text:list-level-style-bullet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155694941" text:style-name="L1">
        <text:list-item>
          <text:p text:style-name="P4">Introduccion<text:line-break/></text:p>
          <text:list>
            <text:list-item>
              <text:p text:style-name="P4">Proposito<text:line-break/></text:p>
              <text:p text:style-name="P2"><text:span text:style-name="T1">El presente documento tiene como propósito definir las especificaciones funcionales, no funcionales y del sistema para la implementación de una aplicación Remota que permitirá gestionar </text:span><text:span text:style-name="T2">y</text:span><text:span text:style-name="T1"> administrar la información de </text:span><text:span text:style-name="T5">Clasificados</text:span><text:span text:style-name="T1"> inmobiliarios. Donde dicha aplicación (API) será utilizada por los interesados en publicar </text:span><text:span text:style-name="T5">Clasificados</text:span><text:span text:style-name="T1"> o en consultar </text:span><text:span text:style-name="T5">Clasificados</text:span><text:span text:style-name="T1"> mediante una GUI.</text:span></text:p>
              <text:p text:style-name="P4"/>
            </text:list-item>
            <text:list-item>
              <text:p text:style-name="P1"><text:span text:style-name="T1">Alcance<text:line-break/><text:line-break/></text:span><text:span text:style-name="T2">Dise</text:span><text:span text:style-name="T9">ñ</text:span><text:span text:style-name="T2">o, Desarrollo e Implementacion de la pagina web IRC (Inmobilia.Rio Cuarto)<text:line-break/><text:line-break/>El IRC sera una aplicación basada en JAVA que funcionará en un entorno Cliente/Servidor que permitirá Gestionar, Administrar </text:span><text:span text:style-name="T3">la información de cada inmueble, la cual ademaś permite una conexión de multi-usuarios.<text:line-break/>Ésta aplicación dará apoyo a los siguientes procesos:</text:span></text:p>
              <text:list>
                <text:list-item>
                  <text:p text:style-name="P15"><text:span text:style-name="T4">Gestionar </text:span><text:span text:style-name="T5">Clasificados</text:span></text:p>
                </text:list-item>
                <text:list-item>
                  <text:p text:style-name="P15"><text:span text:style-name="T4">Consultar </text:span><text:span text:style-name="T5">Clasificados</text:span></text:p>
                </text:list-item>
                <text:list-item>
                  <text:p text:style-name="P17">Registrar Usuarios</text:p>
                  <text:p text:style-name="P21"/>
                  <text:p text:style-name="P21">A través del sistema NO se podrá:</text:p>
                </text:list-item>
                <text:list-item>
                  <text:p text:style-name="P17">Realizar transacciones</text:p>
                </text:list-item>
                <text:list-item>
                  <text:p text:style-name="P18">Conectarse con otros usuarios</text:p>
                </text:list-item>
              </text:list>
            </text:list-item>
          </text:list>
        </text:list-item>
      </text:list>
      <text:p text:style-name="P22"/>
      <text:p text:style-name="P26">El IRC permitirá una flexibilidad de acceso a la información a través de una estación de cómputo dotada con conexión a Internet.</text:p>
      <text:p text:style-name="P24"/>
      <text:list xml:id="list1210496644" text:continue-numbering="true" text:style-name="L1">
        <text:list-item>
          <text:list>
            <text:list-item>
              <text:p text:style-name="P5">Definiciones, acrónimos y abreviaciones</text:p>
              <text:p text:style-name="P5"><text:line-break/><text:line-break/></text:p>
            </text:list-item>
            <text:list-item>
              <text:p text:style-name="P5">Glosario<text:line-break/><text:line-break/><text:line-break/></text:p>
            </text:list-item>
            <text:list-item>
              <text:p text:style-name="P5">Referencias<text:line-break/><text:line-break/><text:line-break/></text:p>
            </text:list-item>
            <text:list-item>
              <text:p text:style-name="P5">Personal Involucrado<text:line-break/><text:line-break/><text:line-break/></text:p>
            </text:list-item>
            <text:list-item>
              <text:p text:style-name="P5">Visión Global<text:line-break/><text:line-break/><text:line-break/><text:line-break/><text:line-break/><text:line-break/></text:p>
            </text:list-item>
          </text:list>
        </text:list-item>
        <text:list-item>
          <text:p text:style-name="P5"><text:soft-page-break/>Descripción Global<text:line-break/></text:p>
          <text:list>
            <text:list-item>
              <text:p text:style-name="P5">Perspectiva del Producto<text:line-break/><text:line-break/>El Sistema IRC será un producto que trabajara en forma Cliente/Servidor, además de trabajar de manera independiente con lo que no interactuara con otros sistemas.<text:line-break/></text:p>
            </text:list-item>
            <text:list-item>
              <text:p text:style-name="P6">Funciones del Producto<text:line-break/><text:line-break/>El sistema IRC permitirá realizar las siguentes funciones:</text:p>
              <text:list>
                <text:list-item>
                  <text:p text:style-name="P19">Gestionar clasificados: Los usuarios registrados al sistema podrán publicar, eliminar y editar clasificados de inmuebles que dicho usuario posee.</text:p>
                </text:list-item>
                <text:list-item>
                  <text:p text:style-name="P16"><text:span text:style-name="T6">Consultar clasificados: Todos los usuarios podrán ac</text:span><text:span text:style-name="T7">c</text:span><text:span text:style-name="T6">eder los datos de todos los clasificados de anuncios.</text:span></text:p>
                </text:list-item>
                <text:list-item>
                  <text:p text:style-name="P20">Registrar usuario: Un usuario no registrado podrá ingresar sus datos personales al sistema para gestionar clasificados.</text:p>
                  <text:p text:style-name="P25"/>
                </text:list-item>
              </text:list>
            </text:list-item>
            <text:list-item>
              <text:p text:style-name="P3"><text:span text:style-name="T7">Característica del usuario<text:line-break/>El sistema IRC contendrá 3 tipos de usuarios que interactúan y lo administran:<text:line-break/>Administrador del Sistema, Usuario Registrado, </text:span><text:span text:style-name="T8">Usuario No Registrado<text:line-break/></text:span></text:p>
              <text:list>
                <text:list-item>
                  <text:list>
                    <text:list-item>
                      <text:p text:style-name="P8">Perfil de usuari<text:span text:style-name="T9">o</text:span></text:p>
                      <text:p text:style-name="P8"><text:span text:style-name="T9"/></text:p>
                    </text:list-item>
                  </text:list>
                </text:list-item>
              </text:list>
            </text:list-item>
            <text:list-item>
              <text:p text:style-name="P9"><text:span text:style-name="T9">vlastra</text:span></text:p>
            </text:list-item>
          </text:list>
        </text:list-item>
      </text:list>
      <text:p text:style-name="P12"><text:span text:style-name="T9"/></text:p>
      <text:list xml:id="list677616607" text:continue-numbering="true" text:style-name="L1">
        <text:list-item>
          <text:list>
            <text:list-item>
              <text:p text:style-name="P10"><text:span text:style-name="T9">Suposiciones y Dependencias</text:span></text:p>
              <text:p text:style-name="P13"><text:span text:style-name="T9"><text:line-break/> La red interna deberá de estar configurada para el manejo de protocolos TCP/IP,</text:span></text:p>
              <text:p text:style-name="P14"><text:span text:style-name="T9">HTTP, DNS, principalmente todo lo relacionado en cuanto a desempeño y</text:span></text:p>
              <text:p text:style-name="P14"><text:span text:style-name="T9">seguridad.</text:span></text:p>
              <text:p text:style-name="P14"><text:span text:style-name="T9"><text:s/>Debe realizarse una capacitación adecuada y acorde a lo que cada usuario va a</text:span></text:p>
              <text:p><text:span text:style-name="T9">realizar. Su capacitación de hará en el momento que sea necesaria y a las</text:span></text:p>
              <text:p text:style-name="P14"><text:span text:style-name="T9">persona indicada.</text:span></text:p>
            </text:list-item>
          </text:list>
        </text:list-item>
      </text:list>
      <text:p text:style-name="P12"><text:span text:style-name="T9"/></text:p>
      <text:list xml:id="list1447879317" text:continue-numbering="true" text:style-name="L1">
        <text:list-item>
          <text:list>
            <text:list-item>
              <text:p text:style-name="P10"><text:span text:style-name="T10">Prorratear requisitos</text:span></text:p>
            </text:list-item>
          </text:list>
        </text:list-item>
      </text:list>
      <text:p text:style-name="P11"/>
      <text:list xml:id="list138119520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<text:lin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tab/></text:p>
      <text:p text:style-name="P7"><text:tab/></text:p>
      <text:list xml:id="list101939394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3"><text:line-break/><text:line-break/><text:tab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Putruele</meta:initial-creator>
    <meta:creation-date>2013-04-14T17:24:55</meta:creation-date>
    <dc:date>2013-04-16T00:28:59</dc:date>
    <dc:creator>Luciano Putruele</dc:creator>
    <meta:editing-duration>PT30M5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2" meta:paragraph-count="38" meta:word-count="362" meta:character-count="2490" meta:non-whitespace-character-count="2111"/>
  </office:meta>
</office:document-meta>
</file>